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7]/[.E17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18]/[.E18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19]/[.D19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7:30:31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1DT3H39M37S</meta:editing-duration>
    <meta:editing-cycles>17</meta:editing-cycles>
    <meta:initial-creator>James Petts</meta:initial-creator>
    <dc:date>2017-02-19T14:18:30.495000000</dc:date>
    <dc:creator>James Petts</dc:creator>
    <meta:document-statistic meta:table-count="7" meta:cell-count="434" meta:object-count="0"/>
  </office:meta>
</office:document-meta>
</file>